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color="#99ccff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gradient" draw:fill-gradient-name="Gradient_20_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1cm" svg:x="0.743cm" svg:y="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1cm" svg:x="0.743cm" svg:y="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3T03:18:54.21</dc:date>
    <dc:creator>Wincent Balin</dc:creator>
    <meta:editing-duration>PT09H24M29S</meta:editing-duration>
    <meta:editing-cycles>3</meta:editing-cycles>
    <meta:generator>OpenOffice.org/3.2$Win32 OpenOffice.org_project/320m18$Build-9502</meta:generator>
    <meta:document-statistic meta:object-count="2"/>
  </office:meta>
</office:document-meta>
</file>